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TEST GPU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 office:value-type="string" calcext:value-type="string">
            <text:p>Titan Z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tan X (Maxwell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Speedup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9" calcext:value-type="float">
            <text:p>0.9</text:p>
          </table:table-cell>
          <table:table-cell table:formula="of:=[.D3]/[.E3]" office:value-type="float" office:value="0.0266666666666667" calcext:value-type="float">
            <text:p>0.0266666667</text:p>
          </table:table-cell>
          <table:table-cell office:value-type="float" office:value="0.71" calcext:value-type="float">
            <text:p>0.71</text:p>
          </table:table-cell>
          <table:table-cell table:formula="of:=[.D3]/[.G3]" office:value-type="float" office:value="0.0338028169014085" calcext:value-type="float">
            <text:p>0.0338028169</text:p>
          </table:table-cell>
          <table:table-cell office:value-type="float" office:value="0.41" calcext:value-type="float">
            <text:p>0.41</text:p>
          </table:table-cell>
          <table:table-cell table:formula="of:=[.D3]/[.I3]" office:value-type="float" office:value="0.0585365853658537" calcext:value-type="float">
            <text:p>0.0585365854</text:p>
          </table:table-cell>
          <table:table-cell office:value-type="float" office:value="0.39" calcext:value-type="float">
            <text:p>0.39</text:p>
          </table:table-cell>
          <table:table-cell table:formula="of:=[.D3]/[.K3]" office:value-type="float" office:value="0.0615384615384615" calcext:value-type="float">
            <text:p>0.0615384615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3.3" calcext:value-type="float">
            <text:p>3.3</text:p>
          </table:table-cell>
          <table:table-cell table:formula="of:=[.D4]/[.E4]" office:value-type="float" office:value="0.0318181818181818" calcext:value-type="float">
            <text:p>0.0318181818</text:p>
          </table:table-cell>
          <table:table-cell office:value-type="float" office:value="2.66" calcext:value-type="float">
            <text:p>2.66</text:p>
          </table:table-cell>
          <table:table-cell table:formula="of:=[.D4]/[.G4]" office:value-type="float" office:value="0.0394736842105263" calcext:value-type="float">
            <text:p>0.0394736842</text:p>
          </table:table-cell>
          <table:table-cell office:value-type="float" office:value="1.58" calcext:value-type="float">
            <text:p>1.58</text:p>
          </table:table-cell>
          <table:table-cell table:formula="of:=[.D4]/[.I4]" office:value-type="float" office:value="0.0664556962025316" calcext:value-type="float">
            <text:p>0.0664556962</text:p>
          </table:table-cell>
          <table:table-cell office:value-type="float" office:value="1.58" calcext:value-type="float">
            <text:p>1.58</text:p>
          </table:table-cell>
          <table:table-cell table:formula="of:=[.D4]/[.K4]" office:value-type="float" office:value="0.0664556962025316" calcext:value-type="float">
            <text:p>0.0664556962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table:formula="of:=[.D5]/[.E5]" office:value-type="float" office:value="0.0317460317460317" calcext:value-type="float">
            <text:p>0.0317460317</text:p>
          </table:table-cell>
          <table:table-cell office:value-type="float" office:value="5.17" calcext:value-type="float">
            <text:p>5.17</text:p>
          </table:table-cell>
          <table:table-cell table:formula="of:=[.D5]/[.G5]" office:value-type="float" office:value="0.0386847195357834" calcext:value-type="float">
            <text:p>0.0386847195</text:p>
          </table:table-cell>
          <table:table-cell office:value-type="float" office:value="3.04" calcext:value-type="float">
            <text:p>3.04</text:p>
          </table:table-cell>
          <table:table-cell table:formula="of:=[.D5]/[.I5]" office:value-type="float" office:value="0.0657894736842105" calcext:value-type="float">
            <text:p>0.0657894737</text:p>
          </table:table-cell>
          <table:table-cell office:value-type="float" office:value="2.97" calcext:value-type="float">
            <text:p>2.97</text:p>
          </table:table-cell>
          <table:table-cell table:formula="of:=[.D5]/[.K5]" office:value-type="float" office:value="0.0673400673400674" calcext:value-type="float">
            <text:p>0.067340067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  <table:table-cell table:formula="of:=[.D6]/[.E6]" office:value-type="float" office:value="0.06" calcext:value-type="float">
            <text:p>0.06</text:p>
          </table:table-cell>
          <table:table-cell office:value-type="float" office:value="5.5" calcext:value-type="float">
            <text:p>5.5</text:p>
          </table:table-cell>
          <table:table-cell table:formula="of:=[.D6]/[.G6]" office:value-type="float" office:value="0.0709090909090909" calcext:value-type="float">
            <text:p>0.0709090909</text:p>
          </table:table-cell>
          <table:table-cell office:value-type="float" office:value="3.46" calcext:value-type="float">
            <text:p>3.46</text:p>
          </table:table-cell>
          <table:table-cell table:formula="of:=[.D6]/[.I6]" office:value-type="float" office:value="0.11271676300578" calcext:value-type="float">
            <text:p>0.112716763</text:p>
          </table:table-cell>
          <table:table-cell office:value-type="float" office:value="3.42" calcext:value-type="float">
            <text:p>3.42</text:p>
          </table:table-cell>
          <table:table-cell table:formula="of:=[.D6]/[.K6]" office:value-type="float" office:value="0.114035087719298" calcext:value-type="float">
            <text:p>0.114035087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  <table:table-cell table:formula="of:=[.D7]/[.E7]" office:value-type="float" office:value="0.0616613418530352" calcext:value-type="float">
            <text:p>0.0616613419</text:p>
          </table:table-cell>
          <table:table-cell office:value-type="float" office:value="26.2" calcext:value-type="float">
            <text:p>26.2</text:p>
          </table:table-cell>
          <table:table-cell table:formula="of:=[.D7]/[.G7]" office:value-type="float" office:value="0.0736641221374046" calcext:value-type="float">
            <text:p>0.0736641221</text:p>
          </table:table-cell>
          <table:table-cell office:value-type="float" office:value="16.78" calcext:value-type="float">
            <text:p>16.78</text:p>
          </table:table-cell>
          <table:table-cell table:formula="of:=[.D7]/[.I7]" office:value-type="float" office:value="0.115017878426698" calcext:value-type="float">
            <text:p>0.1150178784</text:p>
          </table:table-cell>
          <table:table-cell office:value-type="float" office:value="16.08" calcext:value-type="float">
            <text:p>16.08</text:p>
          </table:table-cell>
          <table:table-cell table:formula="of:=[.D7]/[.K7]" office:value-type="float" office:value="0.120024875621891" calcext:value-type="float">
            <text:p>0.1200248756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  <table:table-cell table:formula="of:=[.D8]/[.E8]"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formula="of:=[.D8]/[.G8]" office:value-type="float" office:value="0.0726923076923077" calcext:value-type="float">
            <text:p>0.0726923077</text:p>
          </table:table-cell>
          <table:table-cell office:value-type="float" office:value="33.62" calcext:value-type="float">
            <text:p>33.62</text:p>
          </table:table-cell>
          <table:table-cell table:formula="of:=[.D8]/[.I8]" office:value-type="float" office:value="0.112433075550268" calcext:value-type="float">
            <text:p>0.1124330756</text:p>
          </table:table-cell>
          <table:table-cell office:value-type="float" office:value="32.3" calcext:value-type="float">
            <text:p>32.3</text:p>
          </table:table-cell>
          <table:table-cell table:formula="of:=[.D8]/[.K8]" office:value-type="float" office:value="0.11702786377709" calcext:value-type="float">
            <text:p>0.117027863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table:formula="of:=[.D9]/[.E9]" office:value-type="float" office:value="0.709046454767726" calcext:value-type="float">
            <text:p>0.7090464548</text:p>
          </table:table-cell>
          <table:table-cell office:value-type="float" office:value="317" calcext:value-type="float">
            <text:p>317</text:p>
          </table:table-cell>
          <table:table-cell table:formula="of:=[.D9]/[.G9]" office:value-type="float" office:value="0.914826498422713" calcext:value-type="float">
            <text:p>0.9148264984</text:p>
          </table:table-cell>
          <table:table-cell office:value-type="float" office:value="223" calcext:value-type="float">
            <text:p>223</text:p>
          </table:table-cell>
          <table:table-cell table:formula="of:=[.D9]/[.I9]" office:value-type="float" office:value="1.30044843049327" calcext:value-type="float">
            <text:p>1.3004484305</text:p>
          </table:table-cell>
          <table:table-cell office:value-type="float" office:value="188" calcext:value-type="float">
            <text:p>188</text:p>
          </table:table-cell>
          <table:table-cell table:formula="of:=[.D9]/[.K9]" office:value-type="float" office:value="1.54255319148936" calcext:value-type="float">
            <text:p>1.5425531915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table:formula="of:=[.D10]/[.E10]" office:value-type="float" office:value="0.666666666666667" calcext:value-type="float">
            <text:p>0.6666666667</text:p>
          </table:table-cell>
          <table:table-cell office:value-type="float" office:value="1576" calcext:value-type="float">
            <text:p>1576</text:p>
          </table:table-cell>
          <table:table-cell table:formula="of:=[.D10]/[.G10]" office:value-type="float" office:value="0.888324873096447" calcext:value-type="float">
            <text:p>0.8883248731</text:p>
          </table:table-cell>
          <table:table-cell office:value-type="float" office:value="1086" calcext:value-type="float">
            <text:p>1086</text:p>
          </table:table-cell>
          <table:table-cell table:formula="of:=[.D10]/[.I10]" office:value-type="float" office:value="1.28913443830571" calcext:value-type="float">
            <text:p>1.2891344383</text:p>
          </table:table-cell>
          <table:table-cell office:value-type="float" office:value="937" calcext:value-type="float">
            <text:p>937</text:p>
          </table:table-cell>
          <table:table-cell table:formula="of:=[.D10]/[.K10]" office:value-type="float" office:value="1.49413020277481" calcext:value-type="float">
            <text:p>1.494130202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4180" calcext:value-type="float">
            <text:p>4180</text:p>
          </table:table-cell>
          <table:table-cell table:formula="of:=[.D11]/[.E11]" office:value-type="float" office:value="0.676076555023924" calcext:value-type="float">
            <text:p>0.676076555</text:p>
          </table:table-cell>
          <table:table-cell office:value-type="float" office:value="3151" calcext:value-type="float">
            <text:p>3151</text:p>
          </table:table-cell>
          <table:table-cell table:formula="of:=[.D11]/[.G11]" office:value-type="float" office:value="0.896858140272929" calcext:value-type="float">
            <text:p>0.8968581403</text:p>
          </table:table-cell>
          <table:table-cell office:value-type="float" office:value="2311" calcext:value-type="float">
            <text:p>2311</text:p>
          </table:table-cell>
          <table:table-cell table:formula="of:=[.D11]/[.I11]" office:value-type="float" office:value="1.22284725227174" calcext:value-type="float">
            <text:p>1.2228472523</text:p>
          </table:table-cell>
          <table:table-cell office:value-type="float" office:value="1873" calcext:value-type="float">
            <text:p>1873</text:p>
          </table:table-cell>
          <table:table-cell table:formula="of:=[.D11]/[.K11]" office:value-type="float" office:value="1.5088093966898" calcext:value-type="float">
            <text:p>1.5088093967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11" calcext:value-type="float">
            <text:p>1311</text:p>
          </table:table-cell>
          <table:table-cell office:value-type="float" office:value="1550" calcext:value-type="float">
            <text:p>1550</text:p>
          </table:table-cell>
          <table:table-cell table:formula="of:=[.D12]/[.E12]" office:value-type="float" office:value="0.845806451612903" calcext:value-type="float">
            <text:p>0.8458064516</text:p>
          </table:table-cell>
          <table:table-cell office:value-type="float" office:value="1456" calcext:value-type="float">
            <text:p>1456</text:p>
          </table:table-cell>
          <table:table-cell table:formula="of:=[.D12]/[.G12]" office:value-type="float" office:value="0.900412087912088" calcext:value-type="float">
            <text:p>0.9004120879</text:p>
          </table:table-cell>
          <table:table-cell office:value-type="float" office:value="1054" calcext:value-type="float">
            <text:p>1054</text:p>
          </table:table-cell>
          <table:table-cell table:formula="of:=[.D12]/[.I12]" office:value-type="float" office:value="1.2438330170778" calcext:value-type="float">
            <text:p>1.2438330171</text:p>
          </table:table-cell>
          <table:table-cell office:value-type="float" office:value="856" calcext:value-type="float">
            <text:p>856</text:p>
          </table:table-cell>
          <table:table-cell table:formula="of:=[.D12]/[.K12]" office:value-type="float" office:value="1.53154205607477" calcext:value-type="float">
            <text:p>1.5315420561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3" calcext:value-type="float">
            <text:p>6333</text:p>
          </table:table-cell>
          <table:table-cell office:value-type="float" office:value="7680" calcext:value-type="float">
            <text:p>7680</text:p>
          </table:table-cell>
          <table:table-cell table:formula="of:=[.D13]/[.E13]" office:value-type="float" office:value="0.824609375" calcext:value-type="float">
            <text:p>0.824609375</text:p>
          </table:table-cell>
          <table:table-cell office:value-type="float" office:value="7268" calcext:value-type="float">
            <text:p>7268</text:p>
          </table:table-cell>
          <table:table-cell table:formula="of:=[.D13]/[.G13]" office:value-type="float" office:value="0.871353880022014" calcext:value-type="float">
            <text:p>0.87135388</text:p>
          </table:table-cell>
          <table:table-cell office:value-type="float" office:value="5252" calcext:value-type="float">
            <text:p>5252</text:p>
          </table:table-cell>
          <table:table-cell table:formula="of:=[.D13]/[.I13]" office:value-type="float" office:value="1.20582635186596" calcext:value-type="float">
            <text:p>1.2058263519</text:p>
          </table:table-cell>
          <table:table-cell office:value-type="float" office:value="4412" calcext:value-type="float">
            <text:p>4412</text:p>
          </table:table-cell>
          <table:table-cell table:formula="of:=[.D13]/[.K13]" office:value-type="float" office:value="1.43540344514959" calcext:value-type="float">
            <text:p>1.4354034451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13" calcext:value-type="float">
            <text:p>460013</text:p>
          </table:table-cell>
          <table:table-cell office:value-type="float" office:value="25500" calcext:value-type="float">
            <text:p>25500</text:p>
          </table:table-cell>
          <table:table-cell table:formula="of:=[.D14]/[.E14]" office:value-type="float" office:value="18.0397254901961" calcext:value-type="float">
            <text:p>18.0397254902</text:p>
          </table:table-cell>
          <table:table-cell/>
          <table:table-cell table:formula="of:=[.D14]/[.G14]" office:value-type="string" office:string-value="" calcext:value-type="error">
            <text:p>#DIV/0!</text:p>
          </table:table-cell>
          <table:table-cell/>
          <table:table-cell table:formula="of:=[.D14]/[.I14]" office:value-type="string" office:string-value="" calcext:value-type="error">
            <text:p>#DIV/0!</text:p>
          </table:table-cell>
          <table:table-cell office:value-type="float" office:value="18783" calcext:value-type="float">
            <text:p>18783</text:p>
          </table:table-cell>
          <table:table-cell table:formula="of:=[.D14]/[.K14]" office:value-type="float" office:value="24.4909226428153" calcext:value-type="float">
            <text:p>24.4909226428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office:value-type="float" office:value="230014" calcext:value-type="float">
            <text:p>230014</text:p>
          </table:table-cell>
          <table:table-cell office:value-type="float" office:value="128760" calcext:value-type="float">
            <text:p>128760</text:p>
          </table:table-cell>
          <table:table-cell table:formula="of:=[.D15]/[.E15]" office:value-type="float" office:value="1.78637775706741" calcext:value-type="float">
            <text:p>1.7863777571</text:p>
          </table:table-cell>
          <table:table-cell/>
          <table:table-cell table:formula="of:=[.D15]/[.G15]" office:value-type="string" office:string-value="" calcext:value-type="error">
            <text:p>#DIV/0!</text:p>
          </table:table-cell>
          <table:table-cell/>
          <table:table-cell table:formula="of:=[.D15]/[.I15]" office:value-type="string" office:string-value="" calcext:value-type="error">
            <text:p>#DIV/0!</text:p>
          </table:table-cell>
          <table:table-cell office:value-type="float" office:value="93928" calcext:value-type="float">
            <text:p>93928</text:p>
          </table:table-cell>
          <table:table-cell table:formula="of:=[.D15]/[.K15]" office:value-type="float" office:value="2.44883314879482" calcext:value-type="float">
            <text:p>2.4488331488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D24]/[.E24]" office:value-type="float" office:value="0.102564102564103" calcext:value-type="float">
            <text:p>0.1025641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formula="of:=[.D25]/[.E25]" office:value-type="float" office:value="0.378048780487805" calcext:value-type="float">
            <text:p>0.3780487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[.D26]/[.E26]" office:value-type="float" office:value="1.07547169811321" calcext:value-type="float">
            <text:p>1.0754716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table:formula="of:=[.D27]/[.E27]" office:value-type="float" office:value="1.83333333333333" calcext:value-type="float">
            <text:p>1.8333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[.D29]/[.E29]" office:value-type="float" office:value="0.0975609756097561" calcext:value-type="float">
            <text:p>0.0975609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formula="of:=[.D30]/[.E30]" office:value-type="float" office:value="0.42603550295858" calcext:value-type="float">
            <text:p>0.426035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table:formula="of:=[.D31]/[.E31]" office:value-type="float" office:value="1.11374407582938" calcext:value-type="float">
            <text:p>1.1137440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8" calcext:value-type="float">
            <text:p>288</text:p>
          </table:table-cell>
          <table:table-cell table:formula="of:=[.D32]/[.E32]" office:value-type="float" office:value="1.77083333333333" calcext:value-type="float">
            <text:p>1.7708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334" calcext:value-type="float">
            <text:p>334</text:p>
          </table:table-cell>
          <table:table-cell table:formula="of:=[.D34]/[.E34]" office:value-type="float" office:value="0.0976047904191617" calcext:value-type="float">
            <text:p>0.0976047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6" calcext:value-type="float">
            <text:p>346</text:p>
          </table:table-cell>
          <table:table-cell table:formula="of:=[.D35]/[.E35]" office:value-type="float" office:value="0.341040462427746" calcext:value-type="float">
            <text:p>0.3410404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33" calcext:value-type="float">
            <text:p>433</text:p>
          </table:table-cell>
          <table:table-cell table:formula="of:=[.D36]/[.E36]" office:value-type="float" office:value="1.09237875288684" calcext:value-type="float">
            <text:p>1.0923787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table:formula="of:=[.D37]/[.E37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065" calcext:value-type="float">
            <text:p>1065</text:p>
          </table:table-cell>
          <table:table-cell table:formula="of:=[.D38]/[.E38]" office:value-type="float" office:value="1.68262910798122" calcext:value-type="float">
            <text:p>1.68262910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0" calcext:value-type="float">
            <text:p>600</text:p>
          </table:table-cell>
          <table:table-cell table:formula="of:=[.D40]/[.E40]" office:value-type="float" office:value="0.123333333333333" calcext:value-type="float">
            <text:p>0.12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2" calcext:value-type="float">
            <text:p>622</text:p>
          </table:table-cell>
          <table:table-cell table:formula="of:=[.D41]/[.E41]" office:value-type="float" office:value="0.392282958199357" calcext:value-type="float">
            <text:p>0.3922829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36" calcext:value-type="float">
            <text:p>836</text:p>
          </table:table-cell>
          <table:table-cell table:formula="of:=[.D42]/[.E42]" office:value-type="float" office:value="1.11004784688995" calcext:value-type="float">
            <text:p>1.1100478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36" calcext:value-type="float">
            <text:p>1136</text:p>
          </table:table-cell>
          <table:table-cell table:formula="of:=[.D43]/[.E43]" office:value-type="float" office:value="1.80457746478873" calcext:value-type="float">
            <text:p>1.8045774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80*80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table:formula="of:=[.D44]/[.E44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9:37:24.038922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9T10:22:42.136587811</dc:date>
    <meta:editing-duration>PT9H25M34S</meta:editing-duration>
    <meta:editing-cycles>32</meta:editing-cycles>
    <meta:generator>LibreOffice/5.1.6.2$Linux_X86_64 LibreOffice_project/10m0$Build-2</meta:generator>
    <meta:document-statistic meta:table-count="1" meta:cell-count="277" meta:object-count="0"/>
  </office:meta>
</office:document-meta>
</file>